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ba11a" officeooo:paragraph-rsid="04dc0ee5"/>
    </style:style>
    <style:style style:name="P15" style:family="paragraph" style:parent-style-name="Text_20_body">
      <style:text-properties officeooo:rsid="04dc76ac" officeooo:paragraph-rsid="04dc76ac"/>
    </style:style>
    <style:style style:name="P16" style:family="paragraph" style:parent-style-name="Text_20_body">
      <style:text-properties officeooo:rsid="04df36db" officeooo:paragraph-rsid="04df36db"/>
    </style:style>
    <style:style style:name="P17" style:family="paragraph" style:parent-style-name="Text_20_body">
      <style:text-properties officeooo:rsid="04df36db" officeooo:paragraph-rsid="051942f0"/>
    </style:style>
    <style:style style:name="P18" style:family="paragraph" style:parent-style-name="Text_20_body">
      <style:text-properties officeooo:rsid="04e54c44" officeooo:paragraph-rsid="04e54c44"/>
    </style:style>
    <style:style style:name="P19" style:family="paragraph" style:parent-style-name="Text_20_body">
      <style:text-properties officeooo:rsid="04e6aaa6" officeooo:paragraph-rsid="04e6aaa6"/>
    </style:style>
    <style:style style:name="P20" style:family="paragraph" style:parent-style-name="Text_20_body">
      <style:text-properties officeooo:rsid="04ecc327" officeooo:paragraph-rsid="04ecc327"/>
    </style:style>
    <style:style style:name="P21" style:family="paragraph" style:parent-style-name="Text_20_body">
      <style:text-properties fo:font-weight="normal" officeooo:rsid="04cf8afb" officeooo:paragraph-rsid="04cf8afb" style:font-weight-asian="normal" style:font-weight-complex="normal"/>
    </style:style>
    <style:style style:name="P22" style:family="paragraph" style:parent-style-name="Text_20_body">
      <style:text-properties fo:font-weight="normal" officeooo:rsid="04cf8afb" officeooo:paragraph-rsid="04da54b5" style:font-weight-asian="normal" style:font-weight-complex="normal"/>
    </style:style>
    <style:style style:name="P23" style:family="paragraph" style:parent-style-name="Text_20_body">
      <style:text-properties fo:font-weight="normal" officeooo:rsid="04d0353c" officeooo:paragraph-rsid="04d0353c" style:font-weight-asian="normal" style:font-weight-complex="normal"/>
    </style:style>
    <style:style style:name="P24" style:family="paragraph" style:parent-style-name="Text_20_body">
      <style:text-properties fo:font-weight="normal" officeooo:rsid="04d6b81a" officeooo:paragraph-rsid="04da54b5" style:font-weight-asian="normal" style:font-weight-complex="normal"/>
    </style:style>
    <style:style style:name="P25" style:family="paragraph" style:parent-style-name="Text_20_body">
      <style:text-properties fo:font-weight="normal" officeooo:rsid="04dc0ee5" officeooo:paragraph-rsid="04dc0ee5" style:font-weight-asian="normal" style:font-weight-complex="normal"/>
    </style:style>
    <style:style style:name="P26" style:family="paragraph" style:parent-style-name="Heading_20_2">
      <style:text-properties officeooo:rsid="04d1da7e" officeooo:paragraph-rsid="04d1da7e"/>
    </style:style>
    <style:style style:name="P27" style:family="paragraph" style:parent-style-name="Heading_20_2">
      <style:text-properties fo:font-weight="normal" officeooo:rsid="04d6b04c" officeooo:paragraph-rsid="04da54b5" style:font-weight-asian="normal" style:font-weight-complex="normal"/>
    </style:style>
    <style:style style:name="P28" style:family="paragraph" style:parent-style-name="Heading_20_2">
      <style:text-properties fo:font-weight="normal" officeooo:rsid="04dc76ac" officeooo:paragraph-rsid="04dc76ac" style:font-weight-asian="normal" style:font-weight-complex="normal"/>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4e54c44"/>
    </style:style>
    <style:style style:name="P31" style:family="paragraph" style:parent-style-name="Text_20_body">
      <style:paragraph-properties fo:text-align="start" style:justify-single-word="false" style:writing-mode="lr-tb"/>
      <style:text-properties officeooo:paragraph-rsid="04e6057e"/>
    </style:style>
    <style:style style:name="P32" style:family="paragraph" style:parent-style-name="Standard">
      <style:paragraph-properties fo:text-align="end" style:justify-single-word="false" style:writing-mode="rl-tb"/>
      <style:text-properties officeooo:rsid="04ea064e" officeooo:paragraph-rsid="04ebe06f"/>
    </style:style>
    <style:style style:name="P33" style:family="paragraph" style:parent-style-name="Standard">
      <style:paragraph-properties fo:text-align="end" style:justify-single-word="false" style:writing-mode="rl-tb"/>
      <style:text-properties officeooo:rsid="04f28f6c" officeooo:paragraph-rsid="04f47e7c"/>
    </style:style>
    <style:style style:name="P34" style:family="paragraph" style:parent-style-name="Standard">
      <style:paragraph-properties fo:text-align="end" style:justify-single-word="false" style:writing-mode="rl-tb"/>
      <style:text-properties officeooo:rsid="04f4c918" officeooo:paragraph-rsid="04f4c918"/>
    </style:style>
    <style:style style:name="P35" style:family="paragraph" style:parent-style-name="Standard">
      <style:paragraph-properties fo:text-align="end" style:justify-single-word="false" style:writing-mode="rl-tb"/>
      <style:text-properties officeooo:rsid="04f622e2" officeooo:paragraph-rsid="04f622e2"/>
    </style:style>
    <style:style style:name="P36" style:family="paragraph" style:parent-style-name="Standard">
      <style:paragraph-properties fo:text-align="end" style:justify-single-word="false" style:writing-mode="rl-tb"/>
      <style:text-properties officeooo:rsid="04f47e7c" officeooo:paragraph-rsid="04f47e7c"/>
    </style:style>
    <style:style style:name="P37"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38"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39"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40"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1"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2"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43"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44"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45"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46"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47" style:family="paragraph" style:parent-style-name="כותרת_20_ותוכן_7e_LT_7e_Gliederung_20_1">
      <style:text-properties fo:font-size="12pt" officeooo:rsid="04d0353c" officeooo:paragraph-rsid="04d0353c" style:font-size-asian="12pt" style:font-size-complex="12pt"/>
    </style:style>
    <style:style style:name="P48" style:family="paragraph" style:parent-style-name="Standard" style:list-style-name="L3">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9" style:family="paragraph" style:parent-style-name="Standard" style:list-style-name="L4">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0"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officeooo:rsid="05151cde" officeooo:paragraph-rsid="05151cde" style:font-size-asian="12pt" style:font-size-complex="12pt"/>
    </style:style>
    <style:style style:name="P51" style:family="paragraph" style:parent-style-name="Text_20_body" style:list-style-name="L1">
      <style:text-properties officeooo:rsid="04dc76ac" officeooo:paragraph-rsid="04dc76ac"/>
    </style:style>
    <style:style style:name="P52" style:family="paragraph" style:parent-style-name="Text_20_body" style:list-style-name="L2">
      <style:text-properties fo:font-weight="normal" officeooo:rsid="04f10426" officeooo:paragraph-rsid="04f10426" style:font-weight-asian="normal" style:font-weight-complex="normal"/>
    </style:style>
    <style:style style:name="P53" style:family="paragraph" style:parent-style-name="Text_20_body" style:list-style-name="L5">
      <style:text-properties officeooo:paragraph-rsid="03f4cd97"/>
    </style:style>
    <style:style style:name="P54" style:family="paragraph" style:parent-style-name="Text_20_body" style:list-style-name="L5">
      <style:text-properties officeooo:rsid="051bc9a6" officeooo:paragraph-rsid="051bc9a6"/>
    </style:style>
    <style:style style:name="P55" style:family="paragraph" style:parent-style-name="Text_20_body">
      <style:paragraph-properties fo:text-align="start" style:justify-single-word="false" style:writing-mode="lr-tb"/>
      <style:text-properties officeooo:rsid="051e7733" officeooo:paragraph-rsid="051e7733"/>
    </style:style>
    <style:style style:name="P56" style:family="paragraph" style:parent-style-name="Text_20_body">
      <style:paragraph-properties fo:text-align="end" style:justify-single-word="false" style:writing-mode="rl-tb"/>
      <style:text-properties officeooo:rsid="051e7733" officeooo:paragraph-rsid="051e7733"/>
    </style:style>
    <style:style style:name="P57" style:family="paragraph" style:parent-style-name="Heading_20_1">
      <style:text-properties officeooo:rsid="04ce6ab7" officeooo:paragraph-rsid="04ce6ab7"/>
    </style:style>
    <style:style style:name="P58" style:family="paragraph" style:parent-style-name="Heading_20_1">
      <style:text-properties officeooo:rsid="04dc76ac" officeooo:paragraph-rsid="04dc76ac"/>
    </style:style>
    <style:style style:name="P59" style:family="paragraph" style:parent-style-name="Heading_20_1">
      <style:text-properties officeooo:rsid="051da6b3" officeooo:paragraph-rsid="051da6b3"/>
    </style:style>
    <style:style style:name="P60" style:family="paragraph" style:parent-style-name="Heading_20_2">
      <style:text-properties officeooo:paragraph-rsid="03f4cd97"/>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style:font-name="Consolas"/>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4d0ca94" style:font-weight-asian="normal" style:font-weight-complex="normal"/>
    </style:style>
    <style:style style:name="T11" style:family="text">
      <style:text-properties fo:font-weight="normal" officeooo:rsid="04dc0ee5" style:font-weight-asian="normal" style:font-weight-complex="normal"/>
    </style:style>
    <style:style style:name="T12" style:family="text">
      <style:text-properties fo:font-weight="normal" officeooo:rsid="04dc76ac" style:font-weight-asian="normal" style:font-weight-complex="normal"/>
    </style:style>
    <style:style style:name="T13" style:family="text">
      <style:text-properties fo:font-weight="normal" officeooo:rsid="04dd8a0e" style:font-weight-asian="normal" style:font-weight-complex="normal"/>
    </style:style>
    <style:style style:name="T14" style:family="text">
      <style:text-properties fo:font-weight="normal" officeooo:rsid="04e08f1d" style:font-weight-asian="normal" style:font-weight-complex="normal"/>
    </style:style>
    <style:style style:name="T15" style:family="text">
      <style:text-properties fo:font-weight="normal" officeooo:rsid="04e384a2" style:font-weight-asian="normal" style:font-weight-complex="normal"/>
    </style:style>
    <style:style style:name="T16" style:family="text">
      <style:text-properties fo:font-weight="normal" officeooo:rsid="04f10426" style:font-weight-asian="normal" style:font-weight-complex="normal"/>
    </style:style>
    <style:style style:name="T17" style:family="text">
      <style:text-properties fo:font-weight="normal" officeooo:rsid="05152736" style:font-weight-asian="normal"/>
    </style:style>
    <style:style style:name="T18" style:family="text">
      <style:text-properties officeooo:rsid="04d1da7e"/>
    </style:style>
    <style:style style:name="T19" style:family="text">
      <style:text-properties officeooo:rsid="04d4c23a"/>
    </style:style>
    <style:style style:name="T20" style:family="text">
      <style:text-properties officeooo:rsid="04d7bdf8"/>
    </style:style>
    <style:style style:name="T21" style:family="text">
      <style:text-properties officeooo:rsid="04d7de81"/>
    </style:style>
    <style:style style:name="T22" style:family="text">
      <style:text-properties officeooo:rsid="04d8003b"/>
    </style:style>
    <style:style style:name="T23" style:family="text">
      <style:text-properties officeooo:rsid="04dc8e03"/>
    </style:style>
    <style:style style:name="T24" style:family="text">
      <style:text-properties fo:color="#008000" style:font-name="Consolas"/>
    </style:style>
    <style:style style:name="T25" style:family="text">
      <style:text-properties officeooo:rsid="04e6057e"/>
    </style:style>
    <style:style style:name="T26" style:family="text">
      <style:text-properties officeooo:rsid="04ebe06f"/>
    </style:style>
    <style:style style:name="T27" style:family="text">
      <style:text-properties officeooo:rsid="04ee5c36"/>
    </style:style>
    <style:style style:name="T28" style:family="text">
      <style:text-properties officeooo:rsid="04f822d0"/>
    </style:style>
    <style:style style:name="T29" style:family="text">
      <style:text-properties officeooo:rsid="04fb9690"/>
    </style:style>
    <style:style style:name="T30" style:family="text">
      <style:text-properties officeooo:rsid="04fc7a9f"/>
    </style:style>
    <style:style style:name="T31" style:family="text">
      <style:text-properties officeooo:rsid="04fd7a60"/>
    </style:style>
    <style:style style:name="T32" style:family="text">
      <style:text-properties officeooo:rsid="051942f0"/>
    </style:style>
    <style:style style:name="T33" style:family="text">
      <style:text-properties officeooo:rsid="051e773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תיכנות בתבניות - template</text:h>
      <text:p text:style-name="P16">[כ-<text:span text:style-name="T32">60</text:span> דקות]</text:p>
      <text:p text:style-name="Heading_20_2">למה <text:span text:style-name="T18">בכלל </text:span>צריך תבניות?</text:p>
      <text:p text:style-name="P21">במקרים רבים אנחנו צריכים לכתוב פונקציה כללית המתאימה לטיפוסי משתנים שונים, אבל מתבצעת בצורה שונה לכל טיפוס.</text:p>
      <text:p text:style-name="P21">דוגמה פשוטה היא פונקציה להחלפה בין שני משתנים: <text:s text:c="2"/>swap(a,b).</text:p>
      <text:p text:style-name="P21">אפשר לכתוב פונקציה שתחליף בין שני משתנים מסוג int - בטח כתבתם כזאת בעבר. היא די פשוטה ויש בה 3 שורות לכל היותר.</text:p>
      <text:p text:style-name="P21">אפשר גם לכתוב פונקציה שתחליף בין שני משתנים מסוג string; היא תהיה זהה לחלוטין פרט לסוגי המשתנים.</text:p>
      <text:p text:style-name="P21">האם אפשר לכתוב את ה-swap פעם אחת, ולהשתמש בה לכל סוגי-הנתונים?</text:p>
      <text:p text:style-name="P23">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p>
      <text:p text:style-name="P5"><text:span text:style-name="T9">בשפת ++C יש דרך נוחה ובטוחה יותר להגדיר פונקציה כללית: מילת הקסם </text:span><text:span text:style-name="T1">template</text:span><text:span text:style-name="T2"> - תבנית.</text:span><text:span text:style-name="T9"> <text:s/>בעזרת המילה הזאת ניתן להגדיר את swap כך שיעבוד אוטומטית לכל הסוגים; ראו תיקיה 1.</text:span></text:p>
      <text:p text:style-name="P47"><text:span text:style-name="T9">template &lt;typename T&gt; void swap(T&amp; a, T&amp; b) </text:span>{</text:p>
      <text:p text:style-name="P38"><text:s text:c="3"/>T tmp = a; <text:s text:c="2"/>a = b; <text:s/>b = tmp;</text:p>
      <text:p text:style-name="P38">}</text:p>
      <text:p text:style-name="Heading_20_2">איך זה עובד?</text:p>
      <text:p text:style-name="P6"><text:span text:style-name="T9">כשמגדירים </text:span><text:span text:style-name="T10">תבנית</text:span><text:span text:style-name="T9">, הקומפיילר זוכר את ההגדרה אבל עדיין לא מייצר שום קוד. </text:span><text:span text:style-name="T14">תבנית היא לא קוד - היא רק מרשם לייצור קוד.</text:span></text:p>
      <text:p text:style-name="P7"><text:span text:style-name="T9">הקוד נוצר רק </text:span><text:span text:style-name="T14">כשמנסים להפעיל את ה</text:span><text:span text:style-name="T10">תבנית</text:span><text:span text:style-name="T9">.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9"> שבה הפרמטרים הם מסוג double&amp;.</text:span></text:p>
      <text:p text:style-name="P7"><text:span text:style-name="T10">בכל פעם שהקומפיילר נתקל בקריאה לפונקציה, ולא מוצא פונקציה עם הפרמטרים המתאימים - הוא מחפש תבנית שאפשר </text:span><text:span text:style-name="T15">להשתמש בה כדי ליצור פונקציה מתאימה</text:span><text:span text:style-name="T10">. <text:s text:c="2"/>התהליך הזה של יצירת פונקציה מסויימת מתוך תבנית נקרא instantiation (מלשון יצירת instance).</text:span></text:p>
      <text:p text:style-name="P8"><text:span text:style-name="T10">א</text:span><text:span text:style-name="T9">פשר לראות את זה יפה ב-compiler explorer: כשיש קריאה - הקומפיילר יוצר פונקציה, כשאין קריאה - הוא לא יוצר כלום.</text:span></text:p>
      <text:p text:style-name="P22"/>
      <text:p text:style-name="P27">איפה מגדירים תבניות?</text:p>
      <text:p text:style-name="P10">הקומפיילר משתמש בתבני<text:span text:style-name="T19">ו</text:span>ת ליצירת קוד תוך כדי קומפילציה, <text:span text:style-name="T19">ולכן כל </text:span>תבנית חייבת להיות מוגדרת כולה (כולל המימוש) במקום שהקומפיילר יכול לראות כאשר הוא בונה את התוכנית הראשית - כלומר בקובץ h. </text:p>
      <text:p text:style-name="P24">אם נגדיר בקובץ h כותרת של תבנית בלי מימוש, כמו שעשינו לפונקציות רגילות - הקומפיילר לא יוכל להשתמש בתבנית זו.</text:p>
      <text:p text:style-name="P37"/>
      <text:p text:style-name="P26">הנחות של תבניות</text:p>
      <text:p text:style-name="P9">כל תבנית מניחה הנחות מסויימות על הסוגים שהיא מקבלת. ההנחות האלו לא כתובו<text:span text:style-name="T20">ת בפירוש </text:span>בשום מקום<text:span text:style-name="T20">, אבל הן נובעות מהגדרת התבנית.</text:span></text:p>
      <text:p text:style-name="P11">לדוגמה, הפונקציה swap מניחה ש: </text:p>
      <text:p text:style-name="P11">(א) אפשר ליצור <text:span text:style-name="T21">עצם חדש מסוג T - יש לו בנאי מעתיק ציבורי.</text:span></text:p>
      <text:p text:style-name="P12">(ב) אפשר להעתיק עצם מסוג a לתוך עצם מסוג b - יש לו אופרטור השמה ציבורי.</text:p>
      <text:p text:style-name="P20">יש כמה מקרים אפשריים:</text:p>
      <text:p text:style-name="P20">1. אם לא הגדרנו שום בנאי מעתיק / אופרטור השמה - הקומפיילר ייצור אותם עבורנו כברירת מחדל (העתקה שטחית) והפונקציה swap תשתמש בהם.</text:p>
      <text:p text:style-name="P20">2. אם הגדרנו בנאי-מעתיק ואופרטור-השמה ציבוריים משלנו (למשל כדי לבצע העתקה עמוקה), הפונקציה swap תשתמש בהם אוטומטית.</text:p>
      <text:p text:style-name="P20">3. אם הגדרנת בנאי-מעתיק פרטי (כי לא רצינו שיוכלו להעתיק את המחלקה), אז הקומפיילר לא יצליח לייצר עבורה את הפונקצייה swap<text:span text:style-name="T27">, ויחזיר שגיאת קומפילציה.</text:span></text:p>
      <text:p text:style-name="P12"><text:span text:style-name="T9">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22"> (ראו תיקיה 1)</text:span>.</text:p>
      <text:p text:style-name="P20"/>
      <text:p text:style-name="P13"><text:span text:style-name="T1">דוגמה נוספת</text:span>: נניח שאנחנו כותבים תבנית של פונקציית סידור (sort) ע"י השוואות והחלפות. ההנחות של התבנית הזאת הן: </text:p>
      <text:p text:style-name="P13">(א-ב) אותן הנחות של swap - כי היא קוראת ל-swap;</text:p>
      <text:p text:style-name="P13">(ג) אפשר להשוות שני עצמים מהסוג הנתון ע"י אופרטור "קטן מ-".</text:p>
      <text:p text:style-name="P14"><text:span text:style-name="T1">דוגמה נוספת</text:span><text:span text:style-name="T11">: תבנית לאופרטור "לא שווה", שקוראת אוטומטית לאופרטור "==" והופכת את התשובה</text:span><text:span text:style-name="T12"> (ראו במצגת).</text:span></text:p>
      <text:p text:style-name="P28">איך הקומפיילר בוחר לאיזו פונקציה לקרוא?</text:p>
      <text:p text:style-name="P15">כשיש כמה פונקציות עם אותו שם ואותו מספר פרמטרים, הקומפיילר בוחר ביניהם באופן הבא:</text:p>
      <text:list xml:id="list1637937395" text:style-name="L1">
        <text:list-item>
          <text:p text:style-name="P51">קודם-כל, הוא בוחר את כל הפונקציות עם רמת ההתאמה הגבוהה ביותר (הכי פחות המרות סוגים).</text:p>
        </text:list-item>
        <text:list-item>
          <text:p text:style-name="P51">בתוך הקבוצה עם רמת ההתאמה הגבוהה ביותר, הוא בוחר את הפונקציות שהן לא תבניות, ורק אם אין כאלה - הוא מפעיל את התבניות.</text:p>
        </text:list-item>
      </text:list>
      <text:p text:style-name="P15">הדבר מאפשר ל<text:span text:style-name="T23">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13">דוגמאות רבות במצגת.</text:span><text:span text:style-name="T16"> דוגמאות נוספות:</text:span></text:p>
      <text:list xml:id="list3203348511" text:style-name="L2">
        <text:list-item>
          <text:p text:style-name="P52">swap - עבור טיפוסים מספריים - אפשר לבצע בעזרת פעולות חיבור וחיסור ובלי משתנה זמני (זה שימושי רק אם מאד חשוב לנו לחסוך במקום על המחסנית).</text:p>
        </text:list-item>
        <text:list-item>
          <text:p text:style-name="P52">swap - עבור מחלקות עם העתקה עמוקה - אפשר לבצע במהירות רבה יותר ע"י העתקה שטחית.</text:p>
        </text:list-item>
      </text:list>
      <text:p text:style-name="P25"/>
      <text:h text:style-name="P58" text:outline-level="1">תבניות של מחלקות</text:h>
      <text:p text:style-name="P17">[כ-<text:span text:style-name="T32">60</text:span> דקות]</text:p>
      <text:p text:style-name="P16">עד כאן ראינו תבניות של פונקציות. <text:s/>באותו אופן אפשר להגדיר תבניות של מחלקות.</text:p>
      <text:p text:style-name="P18">נניח למשל שאנחנו רוצים להגדיר מחסנית. אפשר להגדיר מחסנית של מספרים, מחרוזות וכו'... הלוגיקה תהיה בדיוק אותו דבר.</text:p>
      <text:p text:style-name="P18">לכן עדיף להגדיר את המחסנית כתבנית - template:</text:p>
      <text:p text:style-name="P29">template &lt;typename T&gt; class Stack { ... }</text:p>
      <text:p text:style-name="P19">שימו לב - כיוון שזו תבנית, צריך לממש את כל השיטות של המחלקה בקובץ h - אין לה קובץ cpp.</text:p>
      <text:p text:style-name="P18">כדי להשתמש בתבנית הזאת, <text:span text:style-name="T25">צריך להגיד לקומפיילר איזה סוג בדיוק לשים במקום T, למשל:</text:span></text:p>
      <text:p text:style-name="P30">Stack&lt;int&gt; intList; // T = int </text:p>
      <text:p text:style-name="P31">Stack&lt;string&gt; stringList; // T = string </text:p>
      <text:p text:style-name="Text_20_body">ראו <text:span text:style-name="T29">דוגמה בתיקיה 2.</text:span></text:p>
      <text:h text:style-name="P59" text:outline-level="1">איטרטורים</text:h>
      <text:p text:style-name="P32">נניח <text:span text:style-name="T26">שבנינו מחסנית כללית. עכשיו אנחנו רוצים להכניס לתוכה בבת-אחת מערך שלם של עצמים, למשל לכתוב: <text:s/>stack.push(arr). <text:s/>איך נכתוב את השיטה push?</text:span></text:p>
      <text:p text:style-name="P32"/>
      <text:p text:style-name="P33">דרך אחת היא להעביר ל-push שני ארגומנטים: פוינטר למערך (arr), וכן את מספר האיברים במערך (כי הוא לא נמצא במערך -בניגוד לג'אבה).</text:p>
      <text:p text:style-name="P33"/>
      <text:p text:style-name="P36">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p>
      <text:p text:style-name="P34"/>
      <text:p text:style-name="P34">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34"/>
      <text:p text:style-name="P34">האם אפשר לכתוב את הפונקציה push פעם אחת, כך שהיא תרוץ גם עם מערכים פרימיטיביים וגם עם מיכלים כלליים יותר?</text:p>
      <text:p text:style-name="P34"/>
      <text:p text:style-name="P35">התשובה היא כן. לשם כך צריך להגדיר <text:span text:style-name="T1">איטרטור</text:span>. <text:s/>איטרטור הוא עצם הצמוד למיכל כלשהו, ומתנהג כמו פוינטר<text:span text:style-name="T28">, כלומר אפשר לכתוב בעזרתו קוד כמו:</text:span></text:p>
      <text:p text:style-name="P39"><text:span text:style-name="T6">f</text:span><text:span text:style-name="T5">or</text:span><text:span text:style-name="T7">(; begin!=end; ++begin) { </text:span><text:span text:style-name="T24">// Do something with *begin </text:span><text:span text:style-name="T7">} </text:span></text:p>
      <text:p text:style-name="P40">לשם כך צריך ליצור עצם שיש לו אופרטורים של פוינטר:</text:p>
      <text:list xml:id="list3929675771" text:style-name="L3">
        <text:list-item>
          <text:p text:style-name="P48">השמה;</text:p>
        </text:list-item>
        <text:list-item>
          <text:p text:style-name="P48">הגדלה ב-1 (שני אופרטורים);</text:p>
        </text:list-item>
        <text:list-item>
          <text:p text:style-name="P48">שווה / לא שווה;</text:p>
        </text:list-item>
        <text:list-item>
          <text:p text:style-name="P48">אופרטור כוכבית (*) אונרי - גישה לעצם שהאיטרטור מצביע עליו.</text:p>
        </text:list-item>
      </text:list>
      <text:p text:style-name="P41">במקרים מסויימים נרצה להוסיף אופרטורים נוספים:</text:p>
      <text:list xml:id="list3696523713" text:style-name="L4">
        <text:list-item>
          <text:p text:style-name="P49">סוגריים מרובעים - גישה לאיברים שלא לפי הסדר;</text:p>
        </text:list-item>
        <text:list-item>
          <text:p text:style-name="P49">הקטנה ב-1 (חזרה אחורה);</text:p>
        </text:list-item>
        <text:list-item>
          <text:p text:style-name="P49">הגדלה / הקטנה במספר כלשהו.</text:p>
        </text:list-item>
      </text:list>
      <text:p text:style-name="P42"/>
      <text:p text:style-name="P43">איך יוצרים איטרטור<text:span text:style-name="T30">? בדרך-כלל הוא יהיה מחלקה פנימית בתוך המחלקה שעליה הוא רץ. למשל בתוך המחלקה Stack תהיה מחלקה פנימית בשם iterator. אנחנו נוכל לגשת אליה באופן הבא:</text:span></text:p>
      <text:p text:style-name="P46">Stack&lt;int&gt;::iterator i = myStack.begin();</text:p>
      <text:p text:style-name="P45">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31">, </text:span>או כל איטרטור אחר התומך באופרטורים של פוינטר<text:span text:style-name="T31">.</text:span></text:p>
      <text:p text:style-name="P44">ראו דוגמה בתיקיה 2.</text:p>
      <text:p text:style-name="P50"><text:span text:style-name="T8">יש כאן חיסכון גדול </text:span><text:span text:style-name="T17">בכתיבת קוד</text:span><text:span text:style-name="T8">. נניח שיש לנו m מבני-נתונים שונים. בלי תבניות, היינו צריכים m^2 בנאים - לבנות כל אחד מכל אחד אחר. <text:s/>עם תבניות, אנחנו צריכים רק m בנאים, ועוד איטרטור לכל מבני-נתונים, סה"כ כמות העבודה שלנו ירדה לבערך 2m.</text:span></text:p>
      <text:p text:style-name="Heading_20_3">לולאות עם איטרטורים</text:p>
      <text:p text:style-name="Text_20_body">כש<text:span text:style-name="T33">מחלקה מגדירה איטרטור ופונקציות begin, end, ניתן לרוץ על איברי המחלקה בלולאה באופן הבא:</text:span></text:p>
      <text:p text:style-name="P55">for (Stk&lt;int&gt;::iterator i=mystack.begin(); i!=mystack.end(); ++i) {</text:p>
      <text:p text:style-name="P55"><text:s text:c="3"/>int val = *i;</text:p>
      <text:p text:style-name="P55"><text:s text:c="3"/>cout &lt;&lt; val &lt;&lt; endl;</text:p>
      <text:p text:style-name="P55">}</text:p>
      <text:p text:style-name="P56">החל מ C++11, יש צורה קצרה יותר לכתוב את הלולאה הנ"ל:</text:p>
      <text:p text:style-name="P55">for (int val: mystack) {</text:p>
      <text:p text:style-name="P55"><text:s text:c="3"/>cout &lt;&lt; val &lt;&lt; endl;</text:p>
      <text:p text:style-name="P55">}</text:p>
      <text:p text:style-name="P56">הפורמט הקצר נקרא foreach loop. הוא שקול לחלוטין לפורמט הארוך - הקומפיילר מתרגם את הפורמט הקצר לפורמט הארוך. לכן, כדי שהפורמט הקצר יעבוד, המחלקה צריכה להגדיר פונקציות begin ו-end המחזירות איטרטור עם אופרטורים מתאימים - ++, * וכו'.</text:p>
      <text:p text:style-name="P60">מקורות</text:p>
      <text:list xml:id="list2777072521" text:style-name="L5">
        <text:list-item>
          <text:p text:style-name="P53">מצג<text:span text:style-name="T4">ו</text:span>ת של<text:span text:style-name="T3"> </text:span>אופיר פלא<text:span text:style-name="T4"> ומירי בן-ניסן.</text:span></text:p>
        </text:list-item>
        <text:list-item>
          <text:p text:style-name="P54">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02T20:25:35.064338155</dc:date>
    <meta:editing-duration>P9DT14H8M47S</meta:editing-duration>
    <meta:editing-cycles>1198</meta:editing-cycles>
    <dc:creator>Erel Segal-Halevi</dc:creator>
    <meta:document-statistic meta:table-count="0" meta:image-count="0" meta:object-count="0" meta:page-count="1" meta:paragraph-count="92" meta:word-count="1310" meta:character-count="7287" meta:non-whitespace-character-count="6044"/>
  </office:meta>
</office:document-meta>
</file>